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solid" draw:stroke-dash="Ultrafine_20_Dashed" svg:stroke-width="0.1cm" draw:marker-start="Arrow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ccffff" draw:textarea-horizontal-align="center" draw:textarea-vertical-align="middle" draw:auto-grow-height="fals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5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2.5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fo:font-weight="bold"/>
    </style:style>
    <style:style style:name="P3" style:family="paragraph">
      <style:paragraph-properties fo:margin-left="0cm" fo:margin-right="0cm" fo:text-align="center" fo:text-indent="0cm"/>
      <style:text-properties fo:font-size="12pt" fo:font-weight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fo:font-style="italic"/>
    </style:style>
    <style:style style:name="P6" style:family="paragraph">
      <style:paragraph-properties fo:margin-left="0cm" fo:margin-right="0cm" fo:text-align="center" fo:text-indent="0cm"/>
      <style:text-properties fo:font-family="Arial" style:font-style-name="Bold" style:font-family-generic="swiss" style:font-pitch="variable" fo:font-size="10pt" fo:font-style="normal" fo:font-weight="bold" style:font-size-asian="18pt" style:font-size-complex="18pt"/>
    </style:style>
    <style:style style:name="P7" style:family="paragraph">
      <style:paragraph-properties fo:margin-left="0cm" fo:margin-right="0cm" fo:text-align="center" fo:text-indent="0cm"/>
      <style:text-properties fo:font-family="Arial" style:font-style-name="Bold" style:font-family-generic="swiss" style:font-pitch="variable" fo:font-size="10pt" fo:font-weight="bold" style:font-size-asian="18pt" style:font-size-complex="18pt"/>
    </style:style>
    <style:style style:name="P8" style:family="paragraph">
      <style:paragraph-properties fo:margin-left="0cm" fo:margin-right="0cm" fo:text-align="center" fo:text-indent="0cm"/>
      <style:text-properties fo:font-size="8pt"/>
    </style:style>
    <style:style style:name="P9" style:family="paragraph">
      <style:paragraph-properties fo:margin-left="0cm" fo:margin-right="0cm" fo:text-align="center" fo:text-indent="0cm"/>
      <style:text-properties fo:font-family="Arial" style:font-style-name="Regular" style:font-family-generic="swiss" style:font-pitch="variable" fo:font-size="8pt" style:font-size-asian="18pt" style:font-size-complex="18pt"/>
    </style:style>
    <style:style style:name="T1" style:family="text">
      <style:text-properties fo:font-size="12pt" fo:font-weight="bold"/>
    </style:style>
    <style:style style:name="T2" style:family="text">
      <style:text-properties fo:font-size="12pt" fo:font-style="italic"/>
    </style:style>
    <style:style style:name="T3" style:family="text">
      <style:text-properties fo:font-family="Arial" style:font-style-name="Bold" style:font-family-generic="swiss" style:font-pitch="variable" fo:font-size="10pt" fo:font-style="normal" fo:font-weight="bold" style:font-size-asian="18pt" style:font-size-complex="18pt"/>
    </style:style>
    <style:style style:name="T4" style:family="text">
      <style:text-properties fo:font-family="Arial" style:font-style-name="Bold" style:font-family-generic="swiss" style:font-pitch="variable" fo:font-size="10pt" fo:font-weight="bold" style:font-size-asian="18pt" style:font-size-complex="18pt"/>
    </style:style>
    <style:style style:name="T5" style:family="text">
      <style:text-properties fo:font-size="8pt"/>
    </style:style>
    <style:style style:name="T6" style:family="text">
      <style:text-properties fo:font-family="Arial" style:font-style-name="Regular" style:font-family-generic="swiss" style:font-pitch="variable" fo:font-size="8pt" style:font-size-asian="18pt" style:font-size-complex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ystem structure" draw:style-name="dp1" draw:master-page-name="Default">
        <draw:custom-shape draw:style-name="gr1" draw:text-style-name="P2" draw:layer="layout" svg:width="4cm" svg:height="1.5cm" svg:x="6.752cm" svg:y="0.957cm">
          <text:p text:style-name="P1"><text:span text:style-name="T1">MAST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.5cm" svg:x="1.752cm" svg:y="5.45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.5cm" svg:x="6.752cm" svg:y="5.45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cm" svg:height="1.5cm" svg:x="11.752cm" svg:y="5.457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cm" svg:height="2cm" svg:x="1.252cm" svg:y="9.957cm">
          <text:p text:style-name="P1"><text:span text:style-name="T1">CLIEN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2" draw:layer="layout" svg:width="2cm" svg:height="2cm" svg:x="3.752cm" svg:y="9.957cm">
          <text:p text:style-name="P1"><text:span text:style-name="T1">CLIEN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2" draw:layer="layout" svg:width="2cm" svg:height="2cm" svg:x="7.752cm" svg:y="9.957cm">
          <text:p text:style-name="P1"><text:span text:style-name="T1">CLIEN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2" draw:layer="layout" svg:width="2cm" svg:height="2cm" svg:x="10.252cm" svg:y="9.957cm">
          <text:p text:style-name="P1"><text:span text:style-name="T1">CLIEN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2" draw:layer="layout" svg:width="2cm" svg:height="2cm" svg:x="12.752cm" svg:y="9.957cm">
          <text:p text:style-name="P1"><text:span text:style-name="T1">CLIEN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2" draw:layer="layout" svg:width="2cm" svg:height="2cm" svg:x="15.252cm" svg:y="9.957cm">
          <text:p text:style-name="P1"><text:span text:style-name="T1">CLIEN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4" draw:text-style-name="P4" draw:layer="layout" svg:x1="3.752cm" svg:y1="5.457cm" svg:x2="8.752cm" svg:y2="2.457cm">
          <text:p/>
        </draw:line>
        <draw:line draw:style-name="gr4" draw:text-style-name="P4" draw:layer="layout" svg:x1="8.752cm" svg:y1="5.457cm" svg:x2="8.752cm" svg:y2="2.457cm">
          <text:p/>
        </draw:line>
        <draw:line draw:style-name="gr4" draw:text-style-name="P4" draw:layer="layout" svg:x1="13.752cm" svg:y1="5.457cm" svg:x2="8.752cm" svg:y2="2.457cm">
          <text:p/>
        </draw:line>
        <draw:line draw:style-name="gr5" draw:text-style-name="P4" draw:layer="layout" svg:x1="3.752cm" svg:y1="6.957cm" svg:x2="2.252cm" svg:y2="9.957cm">
          <text:p/>
        </draw:line>
        <draw:line draw:style-name="gr5" draw:text-style-name="P4" draw:layer="layout" svg:x1="3.752cm" svg:y1="6.957cm" svg:x2="4.752cm" svg:y2="9.957cm">
          <text:p/>
        </draw:line>
        <draw:line draw:style-name="gr5" draw:text-style-name="P4" draw:layer="layout" svg:x1="8.752cm" svg:y1="9.957cm" svg:x2="8.752cm" svg:y2="6.957cm">
          <text:p/>
        </draw:line>
        <draw:line draw:style-name="gr5" draw:text-style-name="P4" draw:layer="layout" svg:x1="13.752cm" svg:y1="6.957cm" svg:x2="13.752cm" svg:y2="9.957cm">
          <text:p/>
        </draw:line>
        <draw:line draw:style-name="gr5" draw:text-style-name="P4" draw:layer="layout" svg:x1="13.752cm" svg:y1="6.957cm" svg:x2="16.252cm" svg:y2="9.957cm">
          <text:p/>
        </draw:line>
        <draw:line draw:style-name="gr5" draw:text-style-name="P4" draw:layer="layout" svg:x1="11.252cm" svg:y1="9.957cm" svg:x2="13.752cm" svg:y2="6.957cm">
          <text:p/>
        </draw:line>
        <draw:line draw:style-name="gr5" draw:text-style-name="P4" draw:layer="layout" svg:x1="5.752cm" svg:y1="6.457cm" svg:x2="6.752cm" svg:y2="6.457cm">
          <text:p/>
        </draw:line>
        <draw:line draw:style-name="gr5" draw:text-style-name="P4" draw:layer="layout" svg:x1="10.752cm" svg:y1="6.457cm" svg:x2="11.752cm" svg:y2="6.457cm">
          <text:p/>
        </draw:line>
        <draw:frame draw:style-name="gr6" draw:text-style-name="P5" draw:layer="layout" svg:width="5.764cm" svg:height="1.199cm" svg:x="11.488cm" svg:y="2.758cm">
          <draw:text-box>
            <text:p text:style-name="P1"><text:span text:style-name="T2">TCP connections</text:span></text:p>
            <text:p text:style-name="P1"><text:span text:style-name="T2">between master and servers</text:span></text:p>
          </draw:text-box>
        </draw:frame>
        <draw:frame draw:style-name="gr6" draw:text-style-name="P5" draw:layer="layout" svg:width="5.671cm" svg:height="1.673cm" svg:x="14.252cm" svg:y="7.284cm">
          <draw:text-box>
            <text:p text:style-name="P1"><text:span text:style-name="T2">UDP connections</text:span></text:p>
            <text:p text:style-name="P1"><text:span text:style-name="T2">between servers and clients</text:span></text:p>
            <text:p text:style-name="P1"><text:span text:style-name="T2">and between servers</text:span></text:p>
          </draw:text-box>
        </draw:frame>
      </draw:page>
      <draw:page draw:name="Server Modules" draw:style-name="dp1" draw:master-page-name="Default">
        <draw:custom-shape draw:style-name="gr7" draw:text-style-name="P4" draw:layer="layout" svg:width="11.5cm" svg:height="12.5cm" svg:x="6.457cm" svg:y="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5cm" svg:height="7cm" svg:x="6.957cm" svg:y="3.5cm">
          <text:p text:style-name="P1"><text:span text:style-name="T3">UDP</text:span></text:p>
          <text:p text:style-name="P1"><text:span text:style-name="T3">Messages</text:span></text:p>
          <text:p text:style-name="P1"><text:span text:style-name="T3">I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2.5cm" svg:height="7cm" svg:x="14.957cm" svg:y="3.5cm">
          <text:p text:style-name="P1"><text:span text:style-name="T4">UDP</text:span></text:p>
          <text:p text:style-name="P1"><text:span text:style-name="T4">Messages</text:span></text:p>
          <text:p text:style-name="P1"><text:span text:style-name="T4">OUT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5cm" svg:height="2cm" svg:x="10.957cm" svg:y="3.5cm">
          <text:p text:style-name="P1"><text:span text:style-name="T3">World</text:span></text:p>
          <text:p text:style-name="P1"><text:span text:style-name="T3">Update</text:span></text:p>
          <text:p text:style-name="P1"><text:span text:style-name="T3">Modul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5cm" svg:height="2cm" svg:x="10.957cm" svg:y="6cm">
          <text:p text:style-name="P1"><text:span text:style-name="T3">Regular</text:span></text:p>
          <text:p text:style-name="P1"><text:span text:style-name="T3">Update</text:span></text:p>
          <text:p text:style-name="P1"><text:span text:style-name="T3">Modul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10.5cm" svg:height="1.5cm" svg:x="6.957cm" svg:y="11cm">
          <text:p text:style-name="P1"><text:span text:style-name="T3">Map &amp; Players Management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5cm" svg:height="0.5cm" svg:x="9.078cm" svg:y="3.848cm">
          <text:p text:style-name="P1"><text:span text:style-name="T5">queue</text:span></text:p>
          <draw:enhanced-geometry svg:viewBox="0 0 21600 21600" draw:text-areas="0 ?f0 ?f5 ?f2" draw:type="right-arrow" draw:modifiers="17419.9120351859 6208.383233532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2.5cm" svg:height="0.5cm" svg:x="4.957cm" svg:y="4cm">
          <text:p/>
          <draw:enhanced-geometry svg:viewBox="0 0 21600 21600" draw:text-areas="0 ?f0 ?f5 ?f2" draw:type="right-arrow" draw:modifiers="18542.6629348261 5691.0179640718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2.5cm" svg:height="0.5cm" svg:x="16.957cm" svg:y="4cm">
          <text:p/>
          <draw:enhanced-geometry svg:viewBox="0 0 21600 21600" draw:text-areas="0 ?f0 ?f5 ?f2" draw:type="right-arrow" draw:modifiers="18542.6629348261 5691.0179640718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2.5cm" svg:height="0.5cm" svg:x="4.957cm" svg:y="11.5cm">
          <text:p/>
          <draw:enhanced-geometry svg:viewBox="0 0 21600 21600" draw:mirror-horizontal="false" draw:mirror-vertical="false" draw:text-areas="0 ?f0 ?f5 ?f2" draw:type="right-arrow" draw:modifiers="18542.6629348261 5691.0179640718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2.5cm" svg:height="0.5cm" svg:x="16.957cm" svg:y="11.5cm">
          <text:p/>
          <draw:enhanced-geometry svg:viewBox="0 0 21600 21600" draw:mirror-horizontal="false" draw:mirror-vertical="false" draw:text-areas="0 ?f0 ?f5 ?f2" draw:type="right-arrow" draw:modifiers="18542.6629348261 5691.0179640718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2.5cm" svg:height="2cm" svg:x="10.957cm" svg:y="8.5cm">
          <text:p text:style-name="P1"><text:span text:style-name="T3">Periodic</text:span></text:p>
          <text:p text:style-name="P1"><text:span text:style-name="T3">Events</text:span></text:p>
          <text:p text:style-name="P1"><text:span text:style-name="T3">Module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5cm" svg:height="0.5cm" svg:x="13.078cm" svg:y="3.848cm">
          <text:p text:style-name="P1"><text:span text:style-name="T5">queue</text:span></text:p>
          <draw:enhanced-geometry svg:viewBox="0 0 21600 21600" draw:text-areas="0 ?f0 ?f5 ?f2" draw:type="right-arrow" draw:modifiers="17419.9120351859 6208.3832335329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10.5cm" svg:height="1.5cm" svg:x="6.957cm" svg:y="13.5cm">
          <text:p text:style-name="P1"><text:span text:style-name="T3">Statistics Module</text:span></text:p>
          <draw:enhanced-geometry svg:viewBox="0 0 21600 21600" draw:type="rectangle" draw:enhanced-path="M 0 0 L 21600 0 21600 21600 0 21600 0 0 Z N"/>
        </draw:custom-shape>
        <draw:line draw:style-name="gr12" draw:text-style-name="P4" draw:layer="layout" svg:x1="10.457cm" svg:y1="13.5cm" svg:x2="10.457cm" svg:y2="12.5cm">
          <text:p/>
        </draw:line>
        <draw:line draw:style-name="gr12" draw:text-style-name="P4" draw:layer="layout" svg:x1="10.457cm" svg:y1="5cm" svg:x2="10.457cm" svg:y2="11cm">
          <text:p/>
        </draw:line>
        <draw:line draw:style-name="gr13" draw:text-style-name="P4" draw:layer="layout" svg:x1="10.957cm" svg:y1="5cm" svg:x2="10.457cm" svg:y2="5cm">
          <text:p/>
        </draw:line>
        <draw:custom-shape draw:style-name="gr14" draw:text-style-name="P4" draw:layer="layout" svg:width="0.232cm" svg:height="4.88cm" svg:x="14.078cm" svg:y="4.20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232cm" svg:height="1cm" draw:transform="rotate (1.5707963267946) translate (13.078cm 6.848cm)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232cm" svg:height="1cm" draw:transform="rotate (1.5707963267946) translate (13.078cm 9.08cm)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3cm" svg:height="0.887cm" svg:x="3.5cm" svg:y="3.305cm">
          <draw:text-box>
            <text:p text:style-name="P1"><text:span text:style-name="T6">UDP from clients</text:span></text:p>
            <text:p text:style-name="P1"><text:span text:style-name="T6">and other servers</text:span></text:p>
          </draw:text-box>
        </draw:frame>
        <draw:frame draw:style-name="gr15" draw:text-style-name="P9" draw:layer="layout" svg:width="3cm" svg:height="0.887cm" svg:x="18cm" svg:y="3.305cm">
          <draw:text-box>
            <text:p text:style-name="P1"><text:span text:style-name="T6">UDP to clients</text:span></text:p>
            <text:p text:style-name="P1"><text:span text:style-name="T6">and other servers</text:span></text:p>
          </draw:text-box>
        </draw:frame>
        <draw:frame draw:style-name="gr15" draw:text-style-name="P9" draw:layer="layout" svg:width="3cm" svg:height="0.569cm" svg:x="18cm" svg:y="10.805cm">
          <draw:text-box>
            <text:p text:style-name="P1"><text:span text:style-name="T6">TCP to master</text:span></text:p>
          </draw:text-box>
        </draw:frame>
        <draw:frame draw:style-name="gr15" draw:text-style-name="P9" draw:layer="layout" svg:width="3cm" svg:height="0.569cm" svg:x="3.5cm" svg:y="10.874cm">
          <draw:text-box>
            <text:p text:style-name="P1"><text:span text:style-name="T6">TCP from master</text:span></text:p>
          </draw:text-box>
        </draw:frame>
        <draw:frame draw:style-name="gr16" draw:text-style-name="P9" draw:layer="layout" svg:width="6cm" svg:height="0.569cm" svg:x="10.5cm" svg:y="12.736cm">
          <draw:text-box>
            <text:p text:style-name="P1"><text:span text:style-name="T6">call methods to send data to master</text:span></text:p>
          </draw:text-box>
        </draw:frame>
        <draw:frame draw:style-name="gr16" draw:text-style-name="P9" draw:layer="layout" svg:width="6cm" svg:height="0.569cm" draw:transform="rotate (1.5707963267946) translate (9.931cm 10.805cm)">
          <draw:text-box>
            <text:p text:style-name="P1"><text:span text:style-name="T6">call methods to send data to mas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cs" fo:country="CZ" style:font-family-asian="'Luxi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1-05T16:33:29</meta:creation-date>
    <dc:date>2007-07-27T19:24:42</dc:date>
    <dc:language>cs-CZ</dc:language>
    <meta:editing-cycles>11</meta:editing-cycles>
    <meta:editing-duration>PT54M18S</meta:editing-duration>
    <meta:user-defined meta:name="Info 1"/>
    <meta:user-defined meta:name="Info 2"/>
    <meta:user-defined meta:name="Info 3"/>
    <meta:user-defined meta:name="Info 4"/>
    <meta:document-statistic meta:object-count="49"/>
  </office:meta>
</office:document-meta>
</file>